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89999" officeooo:paragraph-rsid="00189999"/>
    </style:style>
    <style:style style:name="P2" style:family="paragraph" style:parent-style-name="Preformatted_20_Text">
      <style:text-properties officeooo:rsid="00189999" officeooo:paragraph-rsid="00189999"/>
    </style:style>
    <style:style style:name="P3" style:family="paragraph" style:parent-style-name="Standard">
      <style:text-properties officeooo:rsid="00189999" officeooo:paragraph-rsid="00189999"/>
    </style:style>
    <style:style style:name="P4" style:family="paragraph" style:parent-style-name="Standard">
      <style:text-properties fo:font-size="22pt" fo:font-weight="bold" officeooo:rsid="00189999" officeooo:paragraph-rsid="00189999" style:font-size-asian="22pt" style:font-weight-asian="bold" style:font-size-complex="22pt" style:font-weight-complex="bold"/>
    </style:style>
    <style:style style:name="P5" style:family="paragraph" style:parent-style-name="Text_20_body">
      <style:text-properties officeooo:paragraph-rsid="00189999"/>
    </style:style>
    <style:style style:name="P6" style:family="paragraph" style:parent-style-name="Text_20_body">
      <style:paragraph-properties fo:margin-top="0cm" fo:margin-bottom="0.247cm" style:contextual-spac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cedimentos para instalação do Microsoft Edge</text:p>
      <text:p text:style-name="P3"/>
      <text:h text:style-name="P1" text:outline-level="2">Step 1: Update and Upgrade packages</text:h>
      <text:p text:style-name="P5">First, we need to update and upgrade the Ubuntu packages. To do so, open up the terminal using “<text:span text:style-name="Strong_20_Emphasis">CTRL+ALT+T</text:span>” and execute the below-given command:</text:p>
      <text:p text:style-name="P3"/>
      <text:p text:style-name="P2"><text:span text:style-name="Source_20_Text">$ sudo apt update &amp;&amp; sudo apt upgrade</text:span></text:p>
      <text:p text:style-name="P2"><text:span text:style-name="Source_20_Text"/></text:p>
      <text:p text:style-name="P2"><text:span text:style-name="Source_20_Text"/></text:p>
      <text:h text:style-name="P1" text:outline-level="2"><text:span text:style-name="Source_20_Text">Step 2: Install essential packages</text:span></text:h>
      <text:p text:style-name="Text_20_body">In this step, we will install the required packages for the installation of <text:span text:style-name="Strong_20_Emphasis">Microsoft Edge Browser</text:span> with the help of the following command:</text:p>
      <text:p text:style-name="P2"><text:span text:style-name="Source_20_Text"><text:s/></text:span></text:p>
      <text:p text:style-name="P2"><text:span text:style-name="Source_20_Text">$ sudo apt install software-properties-common apt-transport-https wget ca-certificates gnupg2 ubuntu-keyring -y</text:span></text:p>
      <text:p text:style-name="P3"/>
      <text:h text:style-name="P1" text:outline-level="2">Step 3: Import GPG Key</text:h>
      <text:p text:style-name="Text_20_body">Next, we will import the <text:span text:style-name="Strong_20_Emphasis">GPG</text:span> key that supports the required file or repository transmission from the third party. To do so, execute the below-mentioned command:</text:p>
      <text:p text:style-name="P2"><text:span text:style-name="Source_20_Text">$ wget -q https://packages.microsoft.com/keys/microsoft.asc -O- | sudo apt-key add -</text:span></text:p>
      <text:p text:style-name="P3"/>
      <text:h text:style-name="P1" text:outline-level="2">Step 4: Import Microsoft Edge Browser official repository</text:h>
      <text:p text:style-name="P6">Then, import Microsoft Edge Browser’s official repository by utilizing the provided command:</text:p>
      <text:p text:style-name="P2"><text:span text:style-name="Source_20_Text">$ sudo add-apt-repository "deb [arch=amd64] https://packages.microsoft.com/repos/edge stable main"</text:span></text:p>
      <text:p text:style-name="P3"/>
      <text:p text:style-name="P3"/>
      <text:h text:style-name="P1" text:outline-level="2">Step 5: Updates Ubuntu’s packages</text:h>
      <text:p text:style-name="P6">Again, we need to update the system packages before moving towards the installation of Microsoft Edge Browser:</text:p>
      <text:p text:style-name="P3"/>
      <text:p text:style-name="P2"><text:span text:style-name="Source_20_Text">$ sudo apt update</text:span></text:p>
      <text:p text:style-name="P3"/>
      <text:h text:style-name="P1" text:outline-level="2">Step 6: Install Microsoft Edge</text:h>
      <text:p text:style-name="Text_20_body">After updating the Ubuntu’s repository, we will run the following command for “<text:span text:style-name="Strong_20_Emphasis">Microsoft Edge Stable</text:span>” installation:</text:p>
      <text:p text:style-name="P2"><text:span text:style-name="Source_20_Text">$ sudo apt install microsoft-edge-stable -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35:35.982773009</meta:creation-date>
    <dc:date>2025-04-23T00:57:49.959835272</dc:date>
    <meta:editing-duration>PT12M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205" meta:character-count="1408" meta:non-whitespace-character-count="1221"/>
  </office:meta>
</office:document-meta>
</file>